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181in" fo:break-before="auto" style:use-optimal-row-height="false"/>
    </style:style>
    <style:style style:name="ro2" style:family="table-row">
      <style:table-row-properties style:row-height="0.2661in" fo:break-before="auto" style:use-optimal-row-height="false"/>
    </style:style>
    <style:style style:name="ro3" style:family="table-row">
      <style:table-row-properties style:row-height="0.2437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e57c2"/>
      <style:text-properties fo:color="#fafafa" fo:font-weight="bold" style:font-weight-asian="bold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b2ff59"/>
    </style:style>
    <style:style style:name="ce7" style:family="table-cell" style:parent-style-name="Default">
      <style:table-cell-properties fo:background-color="#7e57c2"/>
      <style:text-properties fo:color="#fafafa" fo:font-weight="bold" style:font-weight-asian="bold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b2ff5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7" office:value-type="string" calcext:value-type="string">
            <text:p>UNET ARCHITECTURE – TRAINING SET 2</text:p>
          </table:table-cell>
          <table:table-cell table:style-name="ce7" table:number-columns-repeated="5"/>
        </table:table-row>
        <table:table-row table:style-name="ro2">
          <table:table-cell table:style-name="ce8" office:value-type="string" calcext:value-type="string">
            <text:p>TRIAL </text:p>
          </table:table-cell>
          <table:table-cell table:style-name="ce8" office:value-type="string" calcext:value-type="string">
            <text:p>IoU</text:p>
          </table:table-cell>
          <table:table-cell table:style-name="ce8" office:value-type="string" calcext:value-type="string">
            <text:p>Accuracy</text:p>
          </table:table-cell>
          <table:table-cell table:style-name="ce8" office:value-type="string" calcext:value-type="string">
            <text:p>Precision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F1 Scor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.0269779198002038" calcext:value-type="float">
            <text:p>0.0269779198002038</text:p>
          </table:table-cell>
          <table:table-cell office:value-type="float" office:value="0.813185246785482" calcext:value-type="float">
            <text:p>0.813185246785482</text:p>
          </table:table-cell>
          <table:table-cell office:value-type="float" office:value="0.0388821644804116" calcext:value-type="float">
            <text:p>0.0388821644804116</text:p>
          </table:table-cell>
          <table:table-cell office:value-type="float" office:value="0.111103273009579" calcext:value-type="float">
            <text:p>0.111103273009579</text:p>
          </table:table-cell>
          <table:table-cell office:value-type="float" office:value="0.0516169230078825" calcext:value-type="float">
            <text:p>0.0516169230078825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9" office:value-type="float" office:value="0.0267635122078385" calcext:value-type="float">
            <text:p>0.0267635122078385</text:p>
          </table:table-cell>
          <table:table-cell table:style-name="ce9" office:value-type="float" office:value="0.81461296081543" calcext:value-type="float">
            <text:p>0.81461296081543</text:p>
          </table:table-cell>
          <table:table-cell table:style-name="ce9" office:value-type="float" office:value="0.038873524674664" calcext:value-type="float">
            <text:p>0.038873524674664</text:p>
          </table:table-cell>
          <table:table-cell table:style-name="ce9" office:value-type="float" office:value="0.105927162894485" calcext:value-type="float">
            <text:p>0.105927162894485</text:p>
          </table:table-cell>
          <table:table-cell table:style-name="ce9" office:value-type="float" office:value="0.0511904351629268" calcext:value-type="float">
            <text:p>0.0511904351629268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9" office:value-type="float" office:value="0.0261884309260377" calcext:value-type="float">
            <text:p>0.0261884309260377</text:p>
          </table:table-cell>
          <table:table-cell table:style-name="ce9" office:value-type="float" office:value="0.838529332478841" calcext:value-type="float">
            <text:p>0.838529332478841</text:p>
          </table:table-cell>
          <table:table-cell table:style-name="ce9" office:value-type="float" office:value="0.039793737146105" calcext:value-type="float">
            <text:p>0.039793737146105</text:p>
          </table:table-cell>
          <table:table-cell table:style-name="ce9" office:value-type="float" office:value="0.0986563940019076" calcext:value-type="float">
            <text:p>0.0986563940019076</text:p>
          </table:table-cell>
          <table:table-cell table:style-name="ce9" office:value-type="float" office:value="0.0502353292622998" calcext:value-type="float">
            <text:p>0.0502353292622998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0.0259502046847416" calcext:value-type="float">
            <text:p>0.0259502046847416</text:p>
          </table:table-cell>
          <table:table-cell office:value-type="float" office:value="0.848281097412109" calcext:value-type="float">
            <text:p>0.848281097412109</text:p>
          </table:table-cell>
          <table:table-cell office:value-type="float" office:value="0.040597403526956" calcext:value-type="float">
            <text:p>0.040597403526956</text:p>
          </table:table-cell>
          <table:table-cell office:value-type="float" office:value="0.0915674881400739" calcext:value-type="float">
            <text:p>0.0915674881400739</text:p>
          </table:table-cell>
          <table:table-cell office:value-type="float" office:value="0.0497795996606747" calcext:value-type="float">
            <text:p>0.0497795996606747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.0258310806966589" calcext:value-type="float">
            <text:p>0.0258310806966589</text:p>
          </table:table-cell>
          <table:table-cell office:value-type="float" office:value="0.8336181640625" calcext:value-type="float">
            <text:p>0.8336181640625</text:p>
          </table:table-cell>
          <table:table-cell office:value-type="float" office:value="0.0389584403882484" calcext:value-type="float">
            <text:p>0.0389584403882484</text:p>
          </table:table-cell>
          <table:table-cell office:value-type="float" office:value="0.0967848086695605" calcext:value-type="float">
            <text:p>0.0967848086695605</text:p>
          </table:table-cell>
          <table:table-cell office:value-type="float" office:value="0.049531960110888" calcext:value-type="float">
            <text:p>0.049531960110888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0.0256711045318693" calcext:value-type="float">
            <text:p>0.0256711045318693</text:p>
          </table:table-cell>
          <table:table-cell office:value-type="float" office:value="0.834509658813477" calcext:value-type="float">
            <text:p>0.834509658813477</text:p>
          </table:table-cell>
          <table:table-cell office:value-type="float" office:value="0.0397884397899338" calcext:value-type="float">
            <text:p>0.0397884397899338</text:p>
          </table:table-cell>
          <table:table-cell office:value-type="float" office:value="0.0895742996270513" calcext:value-type="float">
            <text:p>0.0895742996270513</text:p>
          </table:table-cell>
          <table:table-cell office:value-type="float" office:value="0.049158844422331" calcext:value-type="float">
            <text:p>0.049158844422331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.0256670533449667" calcext:value-type="float">
            <text:p>0.0256670533449667</text:p>
          </table:table-cell>
          <table:table-cell office:value-type="float" office:value="0.861329778035482" calcext:value-type="float">
            <text:p>0.861329778035482</text:p>
          </table:table-cell>
          <table:table-cell office:value-type="float" office:value="0.0414738007818144" calcext:value-type="float">
            <text:p>0.0414738007818144</text:p>
          </table:table-cell>
          <table:table-cell office:value-type="float" office:value="0.0893812151242017" calcext:value-type="float">
            <text:p>0.0893812151242017</text:p>
          </table:table-cell>
          <table:table-cell office:value-type="float" office:value="0.0493479795281982" calcext:value-type="float">
            <text:p>0.0493479795281982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.02508325426783" calcext:value-type="float">
            <text:p>0.02508325426783</text:p>
          </table:table-cell>
          <table:table-cell office:value-type="float" office:value="0.878610992431641" calcext:value-type="float">
            <text:p>0.878610992431641</text:p>
          </table:table-cell>
          <table:table-cell office:value-type="float" office:value="0.046755699901053" calcext:value-type="float">
            <text:p>0.046755699901053</text:p>
          </table:table-cell>
          <table:table-cell office:value-type="float" office:value="0.0633005062439003" calcext:value-type="float">
            <text:p>0.0633005062439003</text:p>
          </table:table-cell>
          <table:table-cell office:value-type="float" office:value="0.0480236505634518" calcext:value-type="float">
            <text:p>0.0480236505634518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.0250442012898496" calcext:value-type="float">
            <text:p>0.0250442012898496</text:p>
          </table:table-cell>
          <table:table-cell office:value-type="float" office:value="0.862197875976563" calcext:value-type="float">
            <text:p>0.862197875976563</text:p>
          </table:table-cell>
          <table:table-cell office:value-type="float" office:value="0.0440248738346033" calcext:value-type="float">
            <text:p>0.0440248738346033</text:p>
          </table:table-cell>
          <table:table-cell office:value-type="float" office:value="0.0717817515638102" calcext:value-type="float">
            <text:p>0.0717817515638102</text:p>
          </table:table-cell>
          <table:table-cell office:value-type="float" office:value="0.0479725399138306" calcext:value-type="float">
            <text:p>0.0479725399138306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.0249762459374448" calcext:value-type="float">
            <text:p>0.0249762459374448</text:p>
          </table:table-cell>
          <table:table-cell office:value-type="float" office:value="0.866814168294271" calcext:value-type="float">
            <text:p>0.866814168294271</text:p>
          </table:table-cell>
          <table:table-cell office:value-type="float" office:value="0.0447957338379126" calcext:value-type="float">
            <text:p>0.0447957338379126</text:p>
          </table:table-cell>
          <table:table-cell office:value-type="float" office:value="0.0688243951354095" calcext:value-type="float">
            <text:p>0.0688243951354095</text:p>
          </table:table-cell>
          <table:table-cell office:value-type="float" office:value="0.0478318983112345" calcext:value-type="float">
            <text:p>0.0478318983112345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.0246482414682349" calcext:value-type="float">
            <text:p>0.0246482414682349</text:p>
          </table:table-cell>
          <table:table-cell office:value-type="float" office:value="0.862057876586914" calcext:value-type="float">
            <text:p>0.862057876586914</text:p>
          </table:table-cell>
          <table:table-cell office:value-type="float" office:value="0.0433052810245453" calcext:value-type="float">
            <text:p>0.0433052810245453</text:p>
          </table:table-cell>
          <table:table-cell office:value-type="float" office:value="0.0720026445840163" calcext:value-type="float">
            <text:p>0.0720026445840163</text:p>
          </table:table-cell>
          <table:table-cell office:value-type="float" office:value="0.0472612472411677" calcext:value-type="float">
            <text:p>0.0472612472411677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.0244240032175224" calcext:value-type="float">
            <text:p>0.0244240032175224</text:p>
          </table:table-cell>
          <table:table-cell office:value-type="float" office:value="0.888067372639974" calcext:value-type="float">
            <text:p>0.888067372639974</text:p>
          </table:table-cell>
          <table:table-cell office:value-type="float" office:value="0.0477598778417724" calcext:value-type="float">
            <text:p>0.0477598778417724</text:p>
          </table:table-cell>
          <table:table-cell office:value-type="float" office:value="0.0568610504508665" calcext:value-type="float">
            <text:p>0.0568610504508665</text:p>
          </table:table-cell>
          <table:table-cell office:value-type="float" office:value="0.0467750142545597" calcext:value-type="float">
            <text:p>0.0467750142545597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0.0242854150886205" calcext:value-type="float">
            <text:p>0.0242854150886205</text:p>
          </table:table-cell>
          <table:table-cell office:value-type="float" office:value="0.875012079874674" calcext:value-type="float">
            <text:p>0.875012079874674</text:p>
          </table:table-cell>
          <table:table-cell office:value-type="float" office:value="0.0417009451628106" calcext:value-type="float">
            <text:p>0.0417009451628106</text:p>
          </table:table-cell>
          <table:table-cell office:value-type="float" office:value="0.0768011882704743" calcext:value-type="float">
            <text:p>0.0768011882704743</text:p>
          </table:table-cell>
          <table:table-cell office:value-type="float" office:value="0.0468165549133818" calcext:value-type="float">
            <text:p>0.0468165549133818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.0232487213878888" calcext:value-type="float">
            <text:p>0.0232487213878888</text:p>
          </table:table-cell>
          <table:table-cell office:value-type="float" office:value="0.903481801350912" calcext:value-type="float">
            <text:p>0.903481801350912</text:p>
          </table:table-cell>
          <table:table-cell office:value-type="float" office:value="0.0464363456460846" calcext:value-type="float">
            <text:p>0.0464363456460846</text:p>
          </table:table-cell>
          <table:table-cell office:value-type="float" office:value="0.0641710129554289" calcext:value-type="float">
            <text:p>0.0641710129554289</text:p>
          </table:table-cell>
          <table:table-cell office:value-type="float" office:value="0.0450052520589882" calcext:value-type="float">
            <text:p>0.0450052520589882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.0224629962283193" calcext:value-type="float">
            <text:p>0.0224629962283193</text:p>
          </table:table-cell>
          <table:table-cell office:value-type="float" office:value="0.902481969197591" calcext:value-type="float">
            <text:p>0.902481969197591</text:p>
          </table:table-cell>
          <table:table-cell office:value-type="float" office:value="0.0455303031967146" calcext:value-type="float">
            <text:p>0.0455303031967146</text:p>
          </table:table-cell>
          <table:table-cell office:value-type="float" office:value="0.058797056756377" calcext:value-type="float">
            <text:p>0.058797056756377</text:p>
          </table:table-cell>
          <table:table-cell office:value-type="float" office:value="0.043522651676216" calcext:value-type="float">
            <text:p>0.04352265167621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.0224484584839611" calcext:value-type="float">
            <text:p>0.0224484584839611</text:p>
          </table:table-cell>
          <table:table-cell office:value-type="float" office:value="0.90069834391276" calcext:value-type="float">
            <text:p>0.90069834391276</text:p>
          </table:table-cell>
          <table:table-cell office:value-type="float" office:value="0.0444193306377874" calcext:value-type="float">
            <text:p>0.0444193306377874</text:p>
          </table:table-cell>
          <table:table-cell office:value-type="float" office:value="0.0617054398862079" calcext:value-type="float">
            <text:p>0.0617054398862079</text:p>
          </table:table-cell>
          <table:table-cell office:value-type="float" office:value="0.0435222351401027" calcext:value-type="float">
            <text:p>0.0435222351401027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.0210287724437957" calcext:value-type="float">
            <text:p>0.0210287724437957</text:p>
          </table:table-cell>
          <table:table-cell office:value-type="float" office:value="0.90973637898763" calcext:value-type="float">
            <text:p>0.90973637898763</text:p>
          </table:table-cell>
          <table:table-cell office:value-type="float" office:value="0.0447970619087795" calcext:value-type="float">
            <text:p>0.0447970619087795</text:p>
          </table:table-cell>
          <table:table-cell office:value-type="float" office:value="0.0538494590819353" calcext:value-type="float">
            <text:p>0.0538494590819353</text:p>
          </table:table-cell>
          <table:table-cell office:value-type="float" office:value="0.0408708610951681" calcext:value-type="float">
            <text:p>0.0408708610951681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0.0137868753736197" calcext:value-type="float">
            <text:p>0.0137868753736197</text:p>
          </table:table-cell>
          <table:table-cell office:value-type="float" office:value="0.934259160359701" calcext:value-type="float">
            <text:p>0.934259160359701</text:p>
          </table:table-cell>
          <table:table-cell office:value-type="float" office:value="0.0461421188438571" calcext:value-type="float">
            <text:p>0.0461421188438571</text:p>
          </table:table-cell>
          <table:table-cell office:value-type="float" office:value="0.0269576208296453" calcext:value-type="float">
            <text:p>0.0269576208296453</text:p>
          </table:table-cell>
          <table:table-cell office:value-type="float" office:value="0.0270876528634613" calcext:value-type="float">
            <text:p>0.0270876528634613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55277252197266" calcext:value-type="float">
            <text:p>0.95527725219726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2:Sheet1.F2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 style:data-style-name="N2" text:time-value="16:16:06.1070433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5:27:43.731540164</meta:creation-date>
    <dc:date>2024-09-29T15:59:36.292540809</dc:date>
    <meta:editing-duration>PT12M1S</meta:editing-duration>
    <meta:editing-cycles>25</meta:editing-cycles>
    <meta:generator>LibreOffice/24.2.5.2$Linux_X86_64 LibreOffice_project/420$Build-2</meta:generator>
    <meta:document-statistic meta:table-count="1" meta:cell-count="121" meta:object-count="0"/>
  </office:meta>
</office:document-meta>
</file>